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officeooo:paragraph-rsid="001aae30"/>
    </style:style>
    <style:style style:name="P3" style:family="paragraph" style:parent-style-name="Title">
      <style:text-properties officeooo:rsid="0019de90" officeooo:paragraph-rsid="0019de90"/>
    </style:style>
    <style:style style:name="P4" style:family="paragraph" style:parent-style-name="Subtitle">
      <style:text-properties officeooo:rsid="0019de90" officeooo:paragraph-rsid="0019de90"/>
    </style:style>
    <style:style style:name="P5" style:family="paragraph" style:parent-style-name="Footnote">
      <style:text-properties style:text-underline-style="none"/>
    </style:style>
    <style:style style:name="P6" style:family="paragraph" style:parent-style-name="Text_20_body">
      <style:text-properties officeooo:rsid="0019de90" officeooo:paragraph-rsid="0019de90"/>
    </style:style>
    <style:style style:name="P7" style:family="paragraph" style:parent-style-name="Text_20_body">
      <style:paragraph-properties fo:line-height="100%"/>
      <style:text-properties fo:font-size="12pt" officeooo:rsid="0019de90" officeooo:paragraph-rsid="0019de90" style:font-size-asian="12pt" style:font-size-complex="12pt"/>
    </style:style>
    <style:style style:name="P8" style:family="paragraph" style:parent-style-name="Text_20_body">
      <style:text-properties officeooo:paragraph-rsid="0019de90"/>
    </style:style>
    <style:style style:name="P9" style:family="paragraph" style:parent-style-name="Text_20_body" style:list-style-name="L4">
      <style:text-properties officeooo:paragraph-rsid="0019de90"/>
    </style:style>
    <style:style style:name="P10" style:family="paragraph" style:parent-style-name="Text_20_body" style:list-style-name="L5">
      <style:text-properties officeooo:rsid="001aae30" officeooo:paragraph-rsid="001c3e4b"/>
    </style:style>
    <style:style style:name="P11" style:family="paragraph" style:parent-style-name="Text_20_body" style:list-style-name="L5">
      <style:text-properties officeooo:rsid="001c3e4b" officeooo:paragraph-rsid="001c3e4b"/>
    </style:style>
    <style:style style:name="P12" style:family="paragraph" style:parent-style-name="Text_20_body" style:list-style-name="L5">
      <style:text-properties officeooo:rsid="001d20e5" officeooo:paragraph-rsid="001d20e5"/>
    </style:style>
    <style:style style:name="P13" style:family="paragraph" style:parent-style-name="Text_20_body">
      <style:text-properties officeooo:rsid="001d20e5" officeooo:paragraph-rsid="001d20e5"/>
    </style:style>
    <style:style style:name="P14" style:family="paragraph" style:parent-style-name="Text_20_body">
      <style:text-properties officeooo:paragraph-rsid="001e2e1f"/>
    </style:style>
    <style:style style:name="P15" style:family="paragraph" style:parent-style-name="Text_20_body" style:list-style-name="L7">
      <style:text-properties officeooo:paragraph-rsid="001e2e1f"/>
    </style:style>
    <style:style style:name="P16" style:family="paragraph" style:parent-style-name="Text_20_body" style:list-style-name="L7">
      <style:text-properties officeooo:rsid="001e2e1f" officeooo:paragraph-rsid="001e2e1f"/>
    </style:style>
    <style:style style:name="T1" style:family="text">
      <style:text-properties style:font-name="sans-serif"/>
    </style:style>
    <style:style style:name="T2" style:family="text">
      <style:text-properties fo:font-size="15pt" style:font-size-asian="15pt" style:font-size-complex="15pt"/>
    </style:style>
    <style:style style:name="T3" style:family="text">
      <style:text-properties fo:font-size="15pt" officeooo:rsid="0019de90" style:font-size-asian="15pt" style:font-size-complex="15pt"/>
    </style:style>
    <style:style style:name="T4" style:family="text">
      <style:text-properties fo:font-size="15pt" style:font-size-asian="13.1000003814697pt" style:font-size-complex="15pt"/>
    </style:style>
    <style:style style:name="T5" style:family="text">
      <style:text-properties fo:font-size="15pt" officeooo:rsid="001d20e5" style:font-size-asian="13.1000003814697pt" style:font-size-complex="15pt"/>
    </style:style>
    <style:style style:name="T6" style:family="text">
      <style:text-properties fo:font-size="15pt" officeooo:rsid="001d234c" style:font-size-asian="13.1000003814697pt" style:font-size-complex="15pt"/>
    </style:style>
    <style:style style:name="T7" style:family="text">
      <style:text-properties officeooo:rsid="001aae30"/>
    </style:style>
    <style:style style:name="T8" style:family="text">
      <style:text-properties style:text-position="33% 80%" style:text-underline-style="none"/>
    </style:style>
    <style:style style:name="T9" style:family="text">
      <style:text-properties style:text-underline-style="none"/>
    </style:style>
    <style:style style:name="T10" style:family="text">
      <style:text-properties officeooo:rsid="001d23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M19B012_Question-2</text:p>
      <text:p text:style-name="P6"/>
      <text:p text:style-name="P7"><text:span text:style-name="T1">Consider a dust particle that gets flushed down the sink. The particle takes a helical path down as the liquid swirls around while flowing down as it drains. This can be modeled using the following assumptions: The radial distance of the particle from the center of the sink decreases with increasing time. The vertical distance of the particle decreases with increasing time. The angular velocity of the particle is constant. Model the trajectory of the particle</text:span> <text:span text:style-name="T1">and show the same in a 3D line plot</text:span></text:p>
      <text:p text:style-name="P7"><text:span text:style-name="T1"/></text:p>
      <text:p text:style-name="P4">Answer:-</text:p>
      <text:p text:style-name="P8"><text:span text:style-name="T3">For the spiral we need to implement two things </text:span></text:p>
      <text:list xml:id="list912679702" text:style-name="L4">
        <text:list-item>
          <text:p text:style-name="P9"><text:span text:style-name="T3">downward motion (and) </text:span></text:p>
        </text:list-item>
        <text:list-item>
          <text:p text:style-name="P9"><text:span text:style-name="T3">decreasing radius</text:span></text:p>
        </text:list-item>
      </text:list>
      <text:p text:style-name="P6"><text:span text:style-name="T2">A helix is a radial path which is extended along the axis perpendicular to its plane.</text:span></text:p>
      <text:p text:style-name="P6"><text:span text:style-name="T2"/></text:p>
      <text:h text:style-name="Heading_20_1" text:outline-level="1">Solution methodology:-</text:h>
      <text:list xml:id="list2173187287" text:style-name="L5">
        <text:list-item>
          <text:p text:style-name="P10"><text:span text:style-name="T2">The spiral in 2-D shall be treated as a separate problem .</text:span></text:p>
          <text:list>
            <text:list-item>
              <text:p text:style-name="P10"><text:span text:style-name="T2">We need r to decrease constantly with theta so we use a logarithmic spiral</text:span><text:span text:style-name="T2"><text:note text:id="ftn0" text:note-class="footnote"><text:note-citation>1</text:note-citation><text:note-body><text:p text:style-name="P1"><text:s/><text:span text:style-name="T7">From : www.britannica.com</text:span></text:p><text:p text:style-name="P2"><text:span text:style-name="T9">The equiangular, or </text:span><text:a xlink:type="simple" xlink:href="https://www.britannica.com/science/logarithm" text:style-name="Internet_20_link" text:visited-style-name="Visited_20_Internet_20_Link">logarithmic</text:a><text:span text:style-name="T9">, spiral was discovered by the French scientist </text:span><text:a xlink:type="simple" xlink:href="https://www.britannica.com/biography/Rene-Descartes" text:style-name="Internet_20_link" text:visited-style-name="Visited_20_Internet_20_Link">René Descartes</text:a><text:span text:style-name="T9"> in 1638. In 1692 the Swiss mathematician </text:span><text:bookmark text:name="ref823771"/><text:a xlink:type="simple" xlink:href="https://www.britannica.com/biography/Jakob-Bernoulli" text:style-name="Internet_20_link" text:visited-style-name="Visited_20_Internet_20_Link">Jakob Bernoulli</text:a><text:span text:style-name="T9"> named it </text:span><text:span text:style-name="Emphasis"><text:span text:style-name="T9">spira mirabilis</text:span></text:span><text:span text:style-name="T9"> (“miracle spiral”) for its mathematical properties; it is carved on his tomb. The general equation of the logarithmic spiral is </text:span><text:span text:style-name="Emphasis"><text:span text:style-name="T9">r</text:span></text:span><text:span text:style-name="T9"> = </text:span><text:span text:style-name="Emphasis"><text:span text:style-name="T9">ae</text:span></text:span><text:span text:style-name="T8">θ cot </text:span><text:span text:style-name="Emphasis"><text:span text:style-name="T8">b</text:span></text:span><text:span text:style-name="T9">, in which </text:span><text:span text:style-name="Emphasis"><text:span text:style-name="T9">r</text:span></text:span><text:span text:style-name="T9"> is the radius of each turn of the spiral, </text:span><text:span text:style-name="Emphasis"><text:span text:style-name="T9">a</text:span></text:span><text:span text:style-name="T9"> and </text:span><text:span text:style-name="Emphasis"><text:span text:style-name="T9">b</text:span></text:span><text:span text:style-name="T9"> are constants that depend on the particular spiral, θ is the angle of rotation as the curve spirals, and </text:span><text:span text:style-name="Emphasis"><text:span text:style-name="T9">e</text:span></text:span><text:span text:style-name="T9"> is the base of the natural logarithm</text:span></text:p><text:p text:style-name="P5"/></text:note-body></text:note></text:span><text:span text:style-name="T2"> </text:span></text:p>
            </text:list-item>
            <text:list-item>
              <text:p text:style-name="P11"><text:span text:style-name="T2">As particle is under constant angular velocity theta is a linear function of time</text:span></text:p>
            </text:list-item>
            <text:list-item>
              <text:p text:style-name="P11"><text:span text:style-name="T2">Transforming the function to x,y we apply components to functon at any points. Then we change funtion of x,y in terms of time parameter </text:span></text:p>
            </text:list-item>
          </text:list>
        </text:list-item>
        <text:list-item>
          <text:p text:style-name="P12"><text:soft-page-break/><text:span text:style-name="T2">For z co-ordinate we write z as a qadratic functon of t assuming constant acceleration, then a 3-D parametric plot is plotted</text:span></text:p>
        </text:list-item>
        <text:list-item>
          <text:p text:style-name="P12"><text:span text:style-name="T2">for a linear z case spiral has also been plotted</text:span></text:p>
        </text:list-item>
      </text:list>
      <text:p text:style-name="P13"><text:span text:style-name="T2"/></text:p>
      <text:h text:style-name="Heading_20_1" text:outline-level="1">Choice of program used:-</text:h>
      <text:p text:style-name="P13"/>
      <text:p text:style-name="P14"><text:span text:style-name="T5">Sagemath 8.9: </text:span><text:span text:style-name="T6">Sagemath has the following features</text:span></text:p>
      <text:list xml:id="list564523540" text:style-name="L7">
        <text:list-item>
          <text:p text:style-name="P15"><text:span text:style-name="T6">great ease of operation in mathematical manipulations,</text:span></text:p>
        </text:list-item>
        <text:list-item>
          <text:p text:style-name="P15"><text:span text:style-name="T6"><text:s/>plotting functions and 3-D plotting</text:span></text:p>
        </text:list-item>
        <text:list-item>
          <text:p text:style-name="P16"><text:span text:style-name="T6">p</text:span><text:span text:style-name="T4">arametric and polar supporting</text:span></text:p>
        </text:list-item>
        <text:list-item>
          <text:p text:style-name="P16"><text:span text:style-name="T4">version 8.9 plots 3-D plots with relative ease</text:span></text:p>
        </text:list-item>
        <text:list-item>
          <text:p text:style-name="P16"><text:span text:style-name="T4">more visual than octa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21:47:55.679213225</meta:creation-date>
    <dc:date>2019-11-24T22:55:59.508139213</dc:date>
    <meta:editing-duration>PT5M10S</meta:editing-duration>
    <meta:editing-cycles>1</meta:editing-cycles>
    <meta:document-statistic meta:table-count="0" meta:image-count="0" meta:object-count="0" meta:page-count="2" meta:paragraph-count="23" meta:word-count="363" meta:character-count="2068" meta:non-whitespace-character-count="1735"/>
    <meta:generator>LibreOffice/6.0.7.3$Linux_X86_64 LibreOffice_project/00m0$Build-3</meta:generator>
  </office:meta>
</office:document-meta>
</file>